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&gt;2" style:apply-style-name="kolor" style:base-cell-address="Sheet1.C1"/>
      <style:map style:condition="cell-content()&lt;2" style:apply-style-name="kolor2" style:base-cell-address="Sheet1.C1"/>
    </style:style>
    <style:style style:name="ce3" style:family="table-cell" style:parent-style-name="Default">
      <style:map style:condition="cell-content()&gt;2" style:apply-style-name="kolor" style:base-cell-address="Sheet1.C1"/>
      <style:map style:condition="cell-content()&lt;2" style:apply-style-name="kolor2" style:base-cell-address="Sheet1.C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2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C1:Sheet1.C36">
            <calcext:condition calcext:apply-style-name="kolor" calcext:value="&gt;2" calcext:base-cell-address="Sheet1.C1"/>
            <calcext:condition calcext:apply-style-name="kolor2" calcext:value="&lt;2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olor" style:family="table-cell" style:parent-style-name="Default">
      <style:text-properties fo:color="#ed1c24"/>
    </style:style>
    <style:style style:name="kolor2" style:family="table-cell" style:parent-style-name="Default">
      <style:text-properties fo:color="#72bf4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8:36.697912398</meta:creation-date>
    <dc:date>2017-12-04T09:33:03.593099425</dc:date>
    <meta:editing-duration>PT4M27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